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247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ssing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ttp://www.network54.com/Forum/95272/page</text:p>
          </table:table-cell>
          <table:table-cell office:value-type="string" calcext:value-type="string">
            <text:p>count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([.C2:.AMJ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([.C3:.AMJ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([.C4:.AMJ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([.C5:.AMJ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UNT([.C6:.AMJ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UNT([.C7:.AMJ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UNT([.C8:.AMJ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UNT([.C9:.AMJ9])" office:value-type="float" office:value="1" calcext:value-type="float">
            <text:p>1</text:p>
          </table:table-cell>
          <table:table-cell office:value-type="float" office:value="1305020573" calcext:value-type="float">
            <text:p>1305020573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UNT([.C10:.AMJ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UNT([.C11:.AMJ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UNT([.C12:.AMJ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UNT([.C13:.AMJ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UNT([.C14:.AMJ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UNT([.C15:.AMJ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UNT([.C16:.AMJ1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UNT([.C17:.AMJ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UNT([.C18:.AMJ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UNT([.C19:.AMJ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UNT([.C20:.AMJ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UNT([.C21:.AMJ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UNT([.C22:.AMJ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UNT([.C23:.AMJ23])" office:value-type="float" office:value="1" calcext:value-type="float">
            <text:p>1</text:p>
          </table:table-cell>
          <table:table-cell office:value-type="float" office:value="1280306090" calcext:value-type="float">
            <text:p>1280306090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UNT([.C24:.AMJ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UNT([.C25:.AMJ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UNT([.C26:.AMJ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UNT([.C27:.AMJ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UNT([.C28:.AMJ2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UNT([.C29:.AMJ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UNT([.C30:.AMJ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UNT([.C31:.AMJ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UNT([.C32:.AMJ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UNT([.C33:.AMJ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UNT([.C34:.AMJ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UNT([.C35:.AMJ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UNT([.C36:.AMJ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UNT([.C37:.AMJ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UNT([.C38:.AMJ3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UNT([.C39:.AMJ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UNT([.C40:.AMJ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UNT([.C41:.AMJ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UNT([.C42:.AMJ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UNT([.C43:.AMJ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UNT([.C44:.AMJ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UNT([.C45:.AMJ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UNT([.C46:.AMJ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UNT([.C47:.AMJ4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UNT([.C48:.AMJ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UNT([.C49:.AMJ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UNT([.C50:.AMJ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UNT([.C51:.AMJ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UNT([.C52:.AMJ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UNT([.C53:.AMJ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UNT([.C54:.AMJ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UNT([.C55:.AMJ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UNT([.C56:.AMJ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UNT([.C57:.AMJ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UNT([.C58:.AMJ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UNT([.C59:.AMJ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UNT([.C60:.AMJ60])" office:value-type="float" office:value="1" calcext:value-type="float">
            <text:p>1</text:p>
          </table:table-cell>
          <table:table-cell office:value-type="float" office:value="1235250521" calcext:value-type="float">
            <text:p>1235250521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UNT([.C61:.AMJ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UNT([.C62:.AMJ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UNT([.C63:.AMJ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UNT([.C64:.AMJ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UNT([.C65:.AMJ6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UNT([.C66:.AMJ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UNT([.C67:.AMJ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UNT([.C68:.AMJ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UNT([.C69:.AMJ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UNT([.C70:.AMJ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UNT([.C71:.AMJ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UNT([.C72:.AMJ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UNT([.C73:.AMJ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UNT([.C74:.AMJ7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UNT([.C75:.AMJ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UNT([.C76:.AMJ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UNT([.C77:.AMJ77])" office:value-type="float" office:value="1" calcext:value-type="float">
            <text:p>1</text:p>
          </table:table-cell>
          <table:table-cell office:value-type="float" office:value="1219695270" calcext:value-type="float">
            <text:p>1219695270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UNT([.C78:.AMJ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UNT([.C79:.AMJ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UNT([.C80:.AMJ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UNT([.C81:.AMJ8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UNT([.C82:.AMJ8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UNT([.C83:.AMJ8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UNT([.C84:.AMJ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UNT([.C85:.AMJ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UNT([.C86:.AMJ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UNT([.C87:.AMJ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UNT([.C88:.AMJ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UNT([.C89:.AMJ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UNT([.C90:.AMJ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UNT([.C91:.AMJ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UNT([.C92:.AMJ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UNT([.C93:.AMJ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UNT([.C94:.AMJ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UNT([.C95:.AMJ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UNT([.C96:.AMJ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UNT([.C97:.AMJ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UNT([.C98:.AMJ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UNT([.C99:.AMJ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UNT([.C100:.AMJ1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UNT([.C101:.AMJ1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UNT([.C102:.AMJ1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UNT([.C103:.AMJ1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UNT([.C104:.AMJ10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UNT([.C105:.AMJ10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UNT([.C106:.AMJ1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UNT([.C107:.AMJ1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UNT([.C108:.AMJ1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UNT([.C109:.AMJ10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UNT([.C110:.AMJ1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UNT([.C111:.AMJ1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UNT([.C112:.AMJ1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UNT([.C113:.AMJ1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UNT([.C114:.AMJ1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UNT([.C115:.AMJ1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UNT([.C116:.AMJ11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UNT([.C117:.AMJ1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UNT([.C118:.AMJ1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UNT([.C119:.AMJ1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UNT([.C120:.AMJ1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UNT([.C121:.AMJ1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UNT([.C122:.AMJ1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UNT([.C123:.AMJ12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UNT([.C124:.AMJ1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UNT([.C125:.AMJ1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UNT([.C126:.AMJ1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UNT([.C127:.AMJ1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UNT([.C128:.AMJ128])" office:value-type="float" office:value="7" calcext:value-type="float">
            <text:p>7</text:p>
          </table:table-cell>
          <table:table-cell office:value-type="float" office:value="1174387810" calcext:value-type="float">
            <text:p>1174387810</text:p>
          </table:table-cell>
          <table:table-cell office:value-type="float" office:value="1174392033" calcext:value-type="float">
            <text:p>1174392033</text:p>
          </table:table-cell>
          <table:table-cell office:value-type="float" office:value="1174393514" calcext:value-type="float">
            <text:p>1174393514</text:p>
          </table:table-cell>
          <table:table-cell office:value-type="float" office:value="1174403508" calcext:value-type="float">
            <text:p>1174403508</text:p>
          </table:table-cell>
          <table:table-cell office:value-type="float" office:value="1174404243" calcext:value-type="float">
            <text:p>1174404243</text:p>
          </table:table-cell>
          <table:table-cell office:value-type="float" office:value="1174407089" calcext:value-type="float">
            <text:p>1174407089</text:p>
          </table:table-cell>
          <table:table-cell office:value-type="float" office:value="1174408527" calcext:value-type="float">
            <text:p>11744085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COUNT([.C129:.AMJ1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COUNT([.C130:.AMJ1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COUNT([.C131:.AMJ1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COUNT([.C132:.AMJ1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COUNT([.C133:.AMJ1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COUNT([.C134:.AMJ1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COUNT([.C135:.AMJ1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COUNT([.C136:.AMJ1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COUNT([.C137:.AMJ1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COUNT([.C138:.AMJ13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COUNT([.C139:.AMJ1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COUNT([.C140:.AMJ1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COUNT([.C141:.AMJ1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COUNT([.C142:.AMJ1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COUNT([.C143:.AMJ1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COUNT([.C144:.AMJ1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COUNT([.C145:.AMJ1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COUNT([.C146:.AMJ1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COUNT([.C147:.AMJ147])" office:value-type="float" office:value="9" calcext:value-type="float">
            <text:p>9</text:p>
          </table:table-cell>
          <table:table-cell office:value-type="float" office:value="1162897774" calcext:value-type="float">
            <text:p>1162897774</text:p>
          </table:table-cell>
          <table:table-cell office:value-type="float" office:value="1162898984" calcext:value-type="float">
            <text:p>1162898984</text:p>
          </table:table-cell>
          <table:table-cell office:value-type="float" office:value="1162910824" calcext:value-type="float">
            <text:p>1162910824</text:p>
          </table:table-cell>
          <table:table-cell office:value-type="float" office:value="1162911595" calcext:value-type="float">
            <text:p>1162911595</text:p>
          </table:table-cell>
          <table:table-cell office:value-type="float" office:value="1162911786" calcext:value-type="float">
            <text:p>1162911786</text:p>
          </table:table-cell>
          <table:table-cell office:value-type="float" office:value="1162912189" calcext:value-type="float">
            <text:p>1162912189</text:p>
          </table:table-cell>
          <table:table-cell office:value-type="float" office:value="1162912346" calcext:value-type="float">
            <text:p>1162912346</text:p>
          </table:table-cell>
          <table:table-cell office:value-type="float" office:value="1162913495" calcext:value-type="float">
            <text:p>1162913495</text:p>
          </table:table-cell>
          <table:table-cell office:value-type="float" office:value="1162914826" calcext:value-type="float">
            <text:p>116291482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COUNT([.C148:.AMJ1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COUNT([.C149:.AMJ1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COUNT([.C150:.AMJ1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COUNT([.C151:.AMJ1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COUNT([.C152:.AMJ1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COUNT([.C153:.AMJ1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COUNT([.C154:.AMJ1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COUNT([.C155:.AMJ1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COUNT([.C156:.AMJ1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COUNT([.C157:.AMJ1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COUNT([.C158:.AMJ1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COUNT([.C159:.AMJ1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COUNT([.C160:.AMJ16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COUNT([.C161:.AMJ1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COUNT([.C162:.AMJ1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COUNT([.C163:.AMJ1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COUNT([.C164:.AMJ1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COUNT([.C165:.AMJ16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COUNT([.C166:.AMJ1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COUNT([.C167:.AMJ1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COUNT([.C168:.AMJ1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COUNT([.C169:.AMJ1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COUNT([.C170:.AMJ1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COUNT([.C171:.AMJ1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COUNT([.C172:.AMJ1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COUNT([.C173:.AMJ1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COUNT([.C174:.AMJ17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COUNT([.C175:.AMJ1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COUNT([.C176:.AMJ1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COUNT([.C177:.AMJ17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COUNT([.C178:.AMJ1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COUNT([.C179:.AMJ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COUNT([.C180:.AMJ1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COUNT([.C181:.AMJ18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COUNT([.C182:.AMJ18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COUNT([.C183:.AMJ18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COUNT([.C184:.AMJ1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COUNT([.C185:.AMJ1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COUNT([.C186:.AMJ1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COUNT([.C187:.AMJ1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COUNT([.C188:.AMJ1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COUNT([.C189:.AMJ1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COUNT([.C190:.AMJ1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COUNT([.C191:.AMJ1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COUNT([.C192:.AMJ1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COUNT([.C193:.AMJ1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COUNT([.C194:.AMJ1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COUNT([.C195:.AMJ1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COUNT([.C196:.AMJ1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COUNT([.C197:.AMJ1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COUNT([.C198:.AMJ1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COUNT([.C199:.AMJ1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COUNT([.C200:.AMJ2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COUNT([.C201:.AMJ2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COUNT([.C202:.AMJ2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COUNT([.C203:.AMJ2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COUNT([.C204:.AMJ204])" office:value-type="float" office:value="1" calcext:value-type="float">
            <text:p>1</text:p>
          </table:table-cell>
          <table:table-cell office:value-type="float" office:value="1138725334" calcext:value-type="float">
            <text:p>113872533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COUNT([.C205:.AMJ20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COUNT([.C206:.AMJ2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COUNT([.C207:.AMJ2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COUNT([.C208:.AMJ2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COUNT([.C209:.AMJ20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COUNT([.C210:.AMJ2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COUNT([.C211:.AMJ2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COUNT([.C212:.AMJ2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COUNT([.C213:.AMJ2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COUNT([.C214:.AMJ2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COUNT([.C215:.AMJ2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COUNT([.C216:.AMJ216])" office:value-type="float" office:value="1" calcext:value-type="float">
            <text:p>1</text:p>
          </table:table-cell>
          <table:table-cell office:value-type="float" office:value="1135030833" calcext:value-type="float">
            <text:p>113503083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COUNT([.C217:.AMJ2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COUNT([.C218:.AMJ2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COUNT([.C219:.AMJ2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COUNT([.C220:.AMJ2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COUNT([.C221:.AMJ221])" office:value-type="float" office:value="3" calcext:value-type="float">
            <text:p>3</text:p>
          </table:table-cell>
          <table:table-cell office:value-type="float" office:value="1132581197" calcext:value-type="float">
            <text:p>1132581197</text:p>
          </table:table-cell>
          <table:table-cell office:value-type="float" office:value="1132582160" calcext:value-type="float">
            <text:p>1132582160</text:p>
          </table:table-cell>
          <table:table-cell office:value-type="float" office:value="1132591151" calcext:value-type="float">
            <text:p>1132591151</text:p>
          </table:table-cell>
          <table:table-cell table:number-columns-repeated="7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COUNT([.C222:.AMJ2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COUNT([.C223:.AMJ22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COUNT([.C224:.AMJ2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COUNT([.C225:.AMJ2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COUNT([.C226:.AMJ2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COUNT([.C227:.AMJ2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COUNT([.C228:.AMJ22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COUNT([.C229:.AMJ2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COUNT([.C230:.AMJ2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COUNT([.C231:.AMJ2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COUNT([.C232:.AMJ2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COUNT([.C233:.AMJ2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COUNT([.C234:.AMJ2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COUNT([.C235:.AMJ2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COUNT([.C236:.AMJ2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COUNT([.C237:.AMJ2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COUNT([.C238:.AMJ238])" office:value-type="float" office:value="1" calcext:value-type="float">
            <text:p>1</text:p>
          </table:table-cell>
          <table:table-cell office:value-type="float" office:value="1120380046" calcext:value-type="float">
            <text:p>1120380046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COUNT([.C239:.AMJ2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COUNT([.C240:.AMJ2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COUNT([.C241:.AMJ2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COUNT([.C242:.AMJ2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COUNT([.C243:.AMJ2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COUNT([.C244:.AMJ2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COUNT([.C245:.AMJ2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COUNT([.C246:.AMJ2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COUNT([.C247:.AMJ24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COUNT([.C248:.AMJ2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COUNT([.C249:.AMJ2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COUNT([.C250:.AMJ2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COUNT([.C251:.AMJ2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COUNT([.C252:.AMJ2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COUNT([.C253:.AMJ2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COUNT([.C254:.AMJ2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COUNT([.C255:.AMJ2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COUNT([.C256:.AMJ2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COUNT([.C257:.AMJ2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COUNT([.C258:.AMJ2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COUNT([.C259:.AMJ2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COUNT([.C260:.AMJ26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COUNT([.C261:.AMJ2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COUNT([.C262:.AMJ2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COUNT([.C263:.AMJ2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COUNT([.C264:.AMJ2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COUNT([.C265:.AMJ26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COUNT([.C266:.AMJ2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COUNT([.C267:.AMJ2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COUNT([.C268:.AMJ2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COUNT([.C269:.AMJ2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COUNT([.C270:.AMJ2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COUNT([.C271:.AMJ2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COUNT([.C272:.AMJ2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COUNT([.C273:.AMJ2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COUNT([.C274:.AMJ27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COUNT([.C275:.AMJ2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COUNT([.C276:.AMJ2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COUNT([.C277:.AMJ27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COUNT([.C278:.AMJ2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COUNT([.C279:.AMJ2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COUNT([.C280:.AMJ2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COUNT([.C281:.AMJ28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COUNT([.C282:.AMJ28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COUNT([.C283:.AMJ283])" office:value-type="float" office:value="2" calcext:value-type="float">
            <text:p>2</text:p>
          </table:table-cell>
          <table:table-cell office:value-type="float" office:value="1101386314" calcext:value-type="float">
            <text:p>1101386314</text:p>
          </table:table-cell>
          <table:table-cell office:value-type="float" office:value="1101456541" calcext:value-type="float">
            <text:p>1101456541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COUNT([.C284:.AMJ2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COUNT([.C285:.AMJ2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COUNT([.C286:.AMJ2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COUNT([.C287:.AMJ2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COUNT([.C288:.AMJ2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COUNT([.C289:.AMJ2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COUNT([.C290:.AMJ2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COUNT([.C291:.AMJ2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COUNT([.C292:.AMJ2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COUNT([.C293:.AMJ2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COUNT([.C294:.AMJ2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COUNT([.C295:.AMJ2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COUNT([.C296:.AMJ2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COUNT([.C297:.AMJ2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COUNT([.C298:.AMJ2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COUNT([.C299:.AMJ2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COUNT([.C300:.AMJ3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COUNT([.C301:.AMJ3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COUNT([.C302:.AMJ3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COUNT([.C303:.AMJ3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COUNT([.C304:.AMJ30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COUNT([.C305:.AMJ30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COUNT([.C306:.AMJ3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COUNT([.C307:.AMJ3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COUNT([.C308:.AMJ3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COUNT([.C309:.AMJ30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COUNT([.C310:.AMJ3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COUNT([.C311:.AMJ3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COUNT([.C312:.AMJ3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COUNT([.C313:.AMJ3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COUNT([.C314:.AMJ3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COUNT([.C315:.AMJ3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COUNT([.C316:.AMJ31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COUNT([.C317:.AMJ31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COUNT([.C318:.AMJ3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COUNT([.C319:.AMJ3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COUNT([.C320:.AMJ3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COUNT([.C321:.AMJ3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COUNT([.C322:.AMJ32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COUNT([.C323:.AMJ32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COUNT([.C324:.AMJ32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COUNT([.C325:.AMJ32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COUNT([.C326:.AMJ32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COUNT([.C327:.AMJ32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COUNT([.C328:.AMJ32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COUNT([.C329:.AMJ32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COUNT([.C330:.AMJ33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COUNT([.C331:.AMJ33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COUNT([.C332:.AMJ33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COUNT([.C333:.AMJ33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COUNT([.C334:.AMJ33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COUNT([.C335:.AMJ33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COUNT([.C336:.AMJ33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COUNT([.C337:.AMJ33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COUNT([.C338:.AMJ338])" office:value-type="float" office:value="2" calcext:value-type="float">
            <text:p>2</text:p>
          </table:table-cell>
          <table:table-cell office:value-type="float" office:value="1068323149" calcext:value-type="float">
            <text:p>1068323149</text:p>
          </table:table-cell>
          <table:table-cell office:value-type="float" office:value="1068341742" calcext:value-type="float">
            <text:p>1068341742</text:p>
          </table:table-cell>
          <table:table-cell table:number-columns-repeated="8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COUNT([.C339:.AMJ33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COUNT([.C340:.AMJ34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COUNT([.C341:.AMJ34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COUNT([.C342:.AMJ34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COUNT([.C343:.AMJ34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COUNT([.C344:.AMJ34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COUNT([.C345:.AMJ34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COUNT([.C346:.AMJ34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COUNT([.C347:.AMJ34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COUNT([.C348:.AMJ34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COUNT([.C349:.AMJ34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COUNT([.C350:.AMJ35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COUNT([.C351:.AMJ35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COUNT([.C352:.AMJ35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COUNT([.C353:.AMJ35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COUNT([.C354:.AMJ35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COUNT([.C355:.AMJ35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COUNT([.C356:.AMJ35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COUNT([.C357:.AMJ35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COUNT([.C358:.AMJ35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COUNT([.C359:.AMJ35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COUNT([.C360:.AMJ36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COUNT([.C361:.AMJ36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COUNT([.C362:.AMJ36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COUNT([.C363:.AMJ36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COUNT([.C364:.AMJ36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COUNT([.C365:.AMJ365])" office:value-type="float" office:value="10" calcext:value-type="float">
            <text:p>10</text:p>
          </table:table-cell>
          <table:table-cell office:value-type="float" office:value="1048689200" calcext:value-type="float">
            <text:p>1048689200</text:p>
          </table:table-cell>
          <table:table-cell office:value-type="float" office:value="1048691075" calcext:value-type="float">
            <text:p>1048691075</text:p>
          </table:table-cell>
          <table:table-cell office:value-type="float" office:value="1048694981" calcext:value-type="float">
            <text:p>1048694981</text:p>
          </table:table-cell>
          <table:table-cell office:value-type="float" office:value="1048702960" calcext:value-type="float">
            <text:p>1048702960</text:p>
          </table:table-cell>
          <table:table-cell office:value-type="float" office:value="1048707972" calcext:value-type="float">
            <text:p>1048707972</text:p>
          </table:table-cell>
          <table:table-cell office:value-type="float" office:value="1048765030" calcext:value-type="float">
            <text:p>1048765030</text:p>
          </table:table-cell>
          <table:table-cell office:value-type="float" office:value="1048768300" calcext:value-type="float">
            <text:p>1048768300</text:p>
          </table:table-cell>
          <table:table-cell office:value-type="float" office:value="1048768908" calcext:value-type="float">
            <text:p>1048768908</text:p>
          </table:table-cell>
          <table:table-cell office:value-type="float" office:value="1048772473" calcext:value-type="float">
            <text:p>1048772473</text:p>
          </table:table-cell>
          <table:table-cell office:value-type="float" office:value="1048772651" calcext:value-type="float">
            <text:p>10487726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COUNT([.C366:.AMJ36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COUNT([.C367:.AMJ36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COUNT([.C368:.AMJ36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COUNT([.C369:.AMJ36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COUNT([.C370:.AMJ37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COUNT([.C371:.AMJ37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COUNT([.C372:.AMJ37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COUNT([.C373:.AMJ37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COUNT([.C374:.AMJ374])" office:value-type="float" office:value="5" calcext:value-type="float">
            <text:p>5</text:p>
          </table:table-cell>
          <table:table-cell office:value-type="float" office:value="1042546491" calcext:value-type="float">
            <text:p>1042546491</text:p>
          </table:table-cell>
          <table:table-cell office:value-type="float" office:value="1042551390" calcext:value-type="float">
            <text:p>1042551390</text:p>
          </table:table-cell>
          <table:table-cell office:value-type="float" office:value="1042554430" calcext:value-type="float">
            <text:p>1042554430</text:p>
          </table:table-cell>
          <table:table-cell office:value-type="float" office:value="1042556474" calcext:value-type="float">
            <text:p>1042556474</text:p>
          </table:table-cell>
          <table:table-cell office:value-type="float" office:value="1042558433" calcext:value-type="float">
            <text:p>104255843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COUNT([.C375:.AMJ37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COUNT([.C376:.AMJ37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COUNT([.C377:.AMJ37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COUNT([.C378:.AMJ37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COUNT([.C379:.AMJ379])" office:value-type="float" office:value="1" calcext:value-type="float">
            <text:p>1</text:p>
          </table:table-cell>
          <table:table-cell office:value-type="float" office:value="1037386338" calcext:value-type="float">
            <text:p>1037386338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COUNT([.C380:.AMJ38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COUNT([.C381:.AMJ381])" office:value-type="float" office:value="2" calcext:value-type="float">
            <text:p>2</text:p>
          </table:table-cell>
          <table:table-cell office:value-type="float" office:value="1035553775" calcext:value-type="float">
            <text:p>1035553775</text:p>
          </table:table-cell>
          <table:table-cell office:value-type="float" office:value="1035886499" calcext:value-type="float">
            <text:p>1035886499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COUNT([.C382:.AMJ382])" office:value-type="float" office:value="3" calcext:value-type="float">
            <text:p>3</text:p>
          </table:table-cell>
          <table:table-cell office:value-type="float" office:value="1034606525" calcext:value-type="float">
            <text:p>1034606525</text:p>
          </table:table-cell>
          <table:table-cell office:value-type="float" office:value="1034606877" calcext:value-type="float">
            <text:p>1034606877</text:p>
          </table:table-cell>
          <table:table-cell office:value-type="float" office:value="1034608870" calcext:value-type="float">
            <text:p>103460887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COUNT([.C383:.AMJ38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COUNT([.C384:.AMJ38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COUNT([.C385:.AMJ38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COUNT([.C386:.AMJ38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COUNT([.C387:.AMJ38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COUNT([.C388:.AMJ38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COUNT([.C389:.AMJ38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COUNT([.C390:.AMJ39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COUNT([.C391:.AMJ39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COUNT([.C392:.AMJ39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COUNT([.C393:.AMJ39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COUNT([.C394:.AMJ39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COUNT([.C395:.AMJ39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COUNT([.C396:.AMJ39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COUNT([.C397:.AMJ39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COUNT([.C398:.AMJ39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COUNT([.C399:.AMJ39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COUNT([.C400:.AMJ40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COUNT([.C401:.AMJ40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COUNT([.C402:.AMJ40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COUNT([.C403:.AMJ40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COUNT([.C404:.AMJ40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COUNT([.C405:.AMJ405])" office:value-type="float" office:value="3" calcext:value-type="float">
            <text:p>3</text:p>
          </table:table-cell>
          <table:table-cell office:value-type="float" office:value="1014978653" calcext:value-type="float">
            <text:p>1014978653</text:p>
          </table:table-cell>
          <table:table-cell office:value-type="float" office:value="1014828935" calcext:value-type="float">
            <text:p>1014828935</text:p>
          </table:table-cell>
          <table:table-cell office:value-type="float" office:value="1014836161" calcext:value-type="float">
            <text:p>1014836161</text:p>
          </table:table-cell>
          <table:table-cell table:number-columns-repeated="7"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COUNT([.C406:.AMJ406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COUNT([.C407:.AMJ407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COUNT([.C408:.AMJ40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COUNT([.C409:.AMJ409])" office:value-type="float" office:value="2" calcext:value-type="float">
            <text:p>2</text:p>
          </table:table-cell>
          <table:table-cell office:value-type="float" office:value="1010578354" calcext:value-type="float">
            <text:p>1010578354</text:p>
          </table:table-cell>
          <table:table-cell office:value-type="float" office:value="1010580167" calcext:value-type="float">
            <text:p>1010580167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COUNT([.C410:.AMJ41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COUNT([.C411:.AMJ41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COUNT([.C412:.AMJ412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COUNT([.C413:.AMJ413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COUNT([.C414:.AMJ414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COUNT([.C415:.AMJ415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COUNT([.C416:.AMJ416])" office:value-type="float" office:value="1" calcext:value-type="float">
            <text:p>1</text:p>
          </table:table-cell>
          <table:table-cell office:value-type="float" office:value="993033938" calcext:value-type="float">
            <text:p>993033938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COUNT([.C417:.AMJ417])" office:value-type="float" office:value="1" calcext:value-type="float">
            <text:p>1</text:p>
          </table:table-cell>
          <table:table-cell office:value-type="float" office:value="987363900" calcext:value-type="float">
            <text:p>987363900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COUNT([.C418:.AMJ418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COUNT([.C419:.AMJ41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COUNT([.C420:.AMJ420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COUNT([.C421:.AMJ421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COUNT([.C422:.AMJ422])" office:value-type="float" office:value="0" calcext:value-type="float">
            <text:p>0</text:p>
          </table:table-cell>
          <table:table-cell table:number-columns-repeated="10"/>
        </table:table-row>
      </table:table>
      <table:table table:name="analysis" table:style-name="ta1">
        <table:table-column table:style-name="co1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http://www.network54.com/Forum/95272/pag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what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otes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305020573" calcext:value-type="float">
            <text:p>1305020573</text:p>
          </table:table-cell>
          <table:table-cell office:value-type="string" calcext:value-type="string">
            <text:p>skipped (title = ..)</text:p>
          </table:table-cell>
          <table:table-cell office:value-type="float" office:value="1305020124" calcext:value-type="float">
            <text:p>1305020124</text:p>
          </table:table-cell>
          <table:table-cell office:value-type="string" calcext:value-type="string">
            <text:p>1305021317 should be moved to become child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280306090" calcext:value-type="float">
            <text:p>1280306090</text:p>
          </table:table-cell>
          <table:table-cell office:value-type="string" calcext:value-type="string">
            <text:p>skipped (title = ..)</text:p>
          </table:table-cell>
          <table:table-cell office:value-type="float" office:value="1280264172" calcext:value-type="float">
            <text:p>1280264172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1235250521" calcext:value-type="float">
            <text:p>1235250521</text:p>
          </table:table-cell>
          <table:table-cell/>
          <table:table-cell office:value-type="string" calcext:value-type="string">
            <text:p>is root</text:p>
          </table:table-cell>
          <table:table-cell office:value-type="string" calcext:value-type="string">
            <text:p>don’t understand, too many links?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219695270" calcext:value-type="float">
            <text:p>1219695270</text:p>
          </table:table-cell>
          <table:table-cell office:value-type="string" calcext:value-type="string">
            <text:p>skipped (title = ..)</text:p>
          </table:table-cell>
          <table:table-cell office:value-type="float" office:value="1219692640" calcext:value-type="float">
            <text:p>1219692640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174387810" calcext:value-type="float">
            <text:p>1174387810</text:p>
          </table:table-cell>
          <table:table-cell office:value-type="string" calcext:value-type="string">
            <text:p>skipped (title = .)</text:p>
          </table:table-cell>
          <table:table-cell office:value-type="float" office:value="1174386104" calcext:value-type="float">
            <text:p>1174386104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174392033" calcext:value-type="float">
            <text:p>1174392033</text:p>
          </table:table-cell>
          <table:table-cell office:value-type="float" office:value="1174393514" calcext:value-type="float">
            <text:p>1174393514</text:p>
          </table:table-cell>
          <table:table-cell office:value-type="float" office:value="1174403508" calcext:value-type="float">
            <text:p>1174403508</text:p>
          </table:table-cell>
          <table:table-cell office:value-type="float" office:value="1174404243" calcext:value-type="float">
            <text:p>1174404243</text:p>
          </table:table-cell>
          <table:table-cell office:value-type="float" office:value="1174407089" calcext:value-type="float">
            <text:p>1174407089</text:p>
          </table:table-cell>
          <table:table-cell office:value-type="float" office:value="1174408527" calcext:value-type="float">
            <text:p>1174408527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1162897774" calcext:value-type="float">
            <text:p>1162897774</text:p>
          </table:table-cell>
          <table:table-cell office:value-type="string" calcext:value-type="string">
            <text:p>skipped (title = .)</text:p>
          </table:table-cell>
          <table:table-cell office:value-type="float" office:value="1162894354" calcext:value-type="float">
            <text:p>1162894354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162898984" calcext:value-type="float">
            <text:p>1162898984</text:p>
          </table:table-cell>
          <table:table-cell office:value-type="float" office:value="1162910824" calcext:value-type="float">
            <text:p>1162910824</text:p>
          </table:table-cell>
          <table:table-cell office:value-type="float" office:value="1162911595" calcext:value-type="float">
            <text:p>1162911595</text:p>
          </table:table-cell>
          <table:table-cell office:value-type="float" office:value="1162911786" calcext:value-type="float">
            <text:p>1162911786</text:p>
          </table:table-cell>
          <table:table-cell office:value-type="float" office:value="1162912189" calcext:value-type="float">
            <text:p>1162912189</text:p>
          </table:table-cell>
          <table:table-cell office:value-type="float" office:value="1162912346" calcext:value-type="float">
            <text:p>1162912346</text:p>
          </table:table-cell>
          <table:table-cell office:value-type="float" office:value="1162913495" calcext:value-type="float">
            <text:p>1162913495</text:p>
          </table:table-cell>
          <table:table-cell office:value-type="float" office:value="1162914826" calcext:value-type="float">
            <text:p>1162914826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office:value-type="float" office:value="1138725334" calcext:value-type="float">
            <text:p>1138725334</text:p>
          </table:table-cell>
          <table:table-cell office:value-type="string" calcext:value-type="string">
            <text:p>skipped (title = ..)</text:p>
          </table:table-cell>
          <table:table-cell office:value-type="float" office:value="1138725255" calcext:value-type="float">
            <text:p>1138725255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1135030833" calcext:value-type="float">
            <text:p>1135030833</text:p>
          </table:table-cell>
          <table:table-cell office:value-type="string" calcext:value-type="string">
            <text:p>skipped (title = ..)</text:p>
          </table:table-cell>
          <table:table-cell office:value-type="float" office:value="1135008636" calcext:value-type="float">
            <text:p>1135008636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1132581197" calcext:value-type="float">
            <text:p>1132581197</text:p>
          </table:table-cell>
          <table:table-cell office:value-type="string" calcext:value-type="string">
            <text:p>skipped (title = .)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132582160" calcext:value-type="float">
            <text:p>1132582160</text:p>
          </table:table-cell>
          <table:table-cell office:value-type="float" office:value="1132591151" calcext:value-type="float">
            <text:p>1132591151</text:p>
          </table:table-cell>
          <table:table-cell table:number-columns-repeated="7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office:value-type="float" office:value="1120380046" calcext:value-type="float">
            <text:p>1120380046</text:p>
          </table:table-cell>
          <table:table-cell office:value-type="string" calcext:value-type="string">
            <text:p>skipped (title = ..)</text:p>
          </table:table-cell>
          <table:table-cell office:value-type="float" office:value="1120229133" calcext:value-type="float">
            <text:p>1120229133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office:value-type="float" office:value="1101386314" calcext:value-type="float">
            <text:p>1101386314</text:p>
          </table:table-cell>
          <table:table-cell office:value-type="string" calcext:value-type="string">
            <text:p>skipped (title = ..)</text:p>
          </table:table-cell>
          <table:table-cell office:value-type="float" office:value="1101384466" calcext:value-type="float">
            <text:p>1101384466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101456541" calcext:value-type="float">
            <text:p>1101456541</text:p>
          </table:table-cell>
          <table:table-cell table:number-columns-repeated="8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office:value-type="float" office:value="1068323149" calcext:value-type="float">
            <text:p>1068323149</text:p>
          </table:table-cell>
          <table:table-cell office:value-type="string" calcext:value-type="string">
            <text:p>skipped (title = ..)</text:p>
          </table:table-cell>
          <table:table-cell office:value-type="float" office:value="1068212252" calcext:value-type="float">
            <text:p>1068212252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68341742" calcext:value-type="float">
            <text:p>1068341742</text:p>
          </table:table-cell>
          <table:table-cell table:number-columns-repeated="8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1048689200" calcext:value-type="float">
            <text:p>1048689200</text:p>
          </table:table-cell>
          <table:table-cell office:value-type="string" calcext:value-type="string">
            <text:p>skipped (title = .)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048691075" calcext:value-type="float">
            <text:p>1048691075</text:p>
          </table:table-cell>
          <table:table-cell office:value-type="float" office:value="1048694981" calcext:value-type="float">
            <text:p>1048694981</text:p>
          </table:table-cell>
          <table:table-cell office:value-type="float" office:value="1048702960" calcext:value-type="float">
            <text:p>1048702960</text:p>
          </table:table-cell>
          <table:table-cell office:value-type="float" office:value="1048707972" calcext:value-type="float">
            <text:p>1048707972</text:p>
          </table:table-cell>
          <table:table-cell office:value-type="float" office:value="1048765030" calcext:value-type="float">
            <text:p>1048765030</text:p>
          </table:table-cell>
          <table:table-cell office:value-type="float" office:value="1048768300" calcext:value-type="float">
            <text:p>1048768300</text:p>
          </table:table-cell>
          <table:table-cell office:value-type="float" office:value="1048768908" calcext:value-type="float">
            <text:p>1048768908</text:p>
          </table:table-cell>
          <table:table-cell office:value-type="float" office:value="1048772473" calcext:value-type="float">
            <text:p>1048772473</text:p>
          </table:table-cell>
          <table:table-cell office:value-type="float" office:value="1048772651" calcext:value-type="float">
            <text:p>104877265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1042546491" calcext:value-type="float">
            <text:p>1042546491</text:p>
          </table:table-cell>
          <table:table-cell office:value-type="string" calcext:value-type="string">
            <text:p>skipped (title = ..)</text:p>
          </table:table-cell>
          <table:table-cell office:value-type="float" office:value="1042490628" calcext:value-type="float">
            <text:p>1042490628</text:p>
          </table:table-cell>
          <table:table-cell office:value-type="string" calcext:value-type="string">
            <text:p>also all children skipped, here to right</text:p>
          </table:table-cell>
          <table:table-cell office:value-type="float" office:value="1042551390" calcext:value-type="float">
            <text:p>1042551390</text:p>
          </table:table-cell>
          <table:table-cell office:value-type="float" office:value="1042554430" calcext:value-type="float">
            <text:p>1042554430</text:p>
          </table:table-cell>
          <table:table-cell office:value-type="float" office:value="1042556474" calcext:value-type="float">
            <text:p>1042556474</text:p>
          </table:table-cell>
          <table:table-cell office:value-type="float" office:value="1042558433" calcext:value-type="float">
            <text:p>1042558433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float" office:value="1037386338" calcext:value-type="float">
            <text:p>1037386338</text:p>
          </table:table-cell>
          <table:table-cell office:value-type="string" calcext:value-type="string">
            <text:p>skipped (title = ..)</text:p>
          </table:table-cell>
          <table:table-cell office:value-type="float" office:value="1037372527" calcext:value-type="float">
            <text:p>1037372527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float" office:value="1035553775" calcext:value-type="float">
            <text:p>1035553775</text:p>
          </table:table-cell>
          <table:table-cell office:value-type="string" calcext:value-type="string">
            <text:p>skipped (title = .)</text:p>
          </table:table-cell>
          <table:table-cell office:value-type="float" office:value="1035540072" calcext:value-type="float">
            <text:p>1035540072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35886499" calcext:value-type="float">
            <text:p>1035886499</text:p>
          </table:table-cell>
          <table:table-cell table:number-columns-repeated="8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1034606525" calcext:value-type="float">
            <text:p>1034606525</text:p>
          </table:table-cell>
          <table:table-cell office:value-type="string" calcext:value-type="string">
            <text:p>skipped (title = ..)</text:p>
          </table:table-cell>
          <table:table-cell office:value-type="float" office:value="1034600679" calcext:value-type="float">
            <text:p>1034600679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34606877" calcext:value-type="float">
            <text:p>1034606877</text:p>
          </table:table-cell>
          <table:table-cell office:value-type="string" calcext:value-type="string">
            <text:p>skipped (title = ..)</text:p>
          </table:table-cell>
          <table:table-cell office:value-type="float" office:value="1034601732" calcext:value-type="float">
            <text:p>1034601732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34608870" calcext:value-type="float">
            <text:p>1034608870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1014978653" calcext:value-type="float">
            <text:p>1014978653</text:p>
          </table:table-cell>
          <table:table-cell/>
          <table:table-cell office:value-type="float" office:value="1014918916" calcext:value-type="float">
            <text:p>1014918916</text:p>
          </table:table-cell>
          <table:table-cell office:value-type="string" calcext:value-type="string">
            <text:p>geen ide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14828935" calcext:value-type="float">
            <text:p>1014828935</text:p>
          </table:table-cell>
          <table:table-cell/>
          <table:table-cell office:value-type="float" office:value="1014799276" calcext:value-type="float">
            <text:p>1014799276</text:p>
          </table:table-cell>
          <table:table-cell office:value-type="string" calcext:value-type="string">
            <text:p>geen idee, incl child</text:p>
          </table:table-cell>
          <table:table-cell office:value-type="float" office:value="1014836161" calcext:value-type="float">
            <text:p>1014836161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office:value-type="float" office:value="1010578354" calcext:value-type="float">
            <text:p>1010578354</text:p>
          </table:table-cell>
          <table:table-cell office:value-type="string" calcext:value-type="string">
            <text:p>skipped (title = ..)</text:p>
          </table:table-cell>
          <table:table-cell office:value-type="float" office:value="1010565321" calcext:value-type="float">
            <text:p>1010565321</text:p>
          </table:table-cell>
          <table:table-cell office:value-type="string" calcext:value-type="string">
            <text:p>also child skipped, here to right</text:p>
          </table:table-cell>
          <table:table-cell office:value-type="float" office:value="1010580167" calcext:value-type="float">
            <text:p>1010580167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office:value-type="float" office:value="993033938" calcext:value-type="float">
            <text:p>993033938</text:p>
          </table:table-cell>
          <table:table-cell office:value-type="string" calcext:value-type="string">
            <text:p>skipped (title = ..)</text:p>
          </table:table-cell>
          <table:table-cell office:value-type="string" calcext:value-type="string">
            <text:p>is root</text:p>
          </table:table-cell>
          <table:table-cell office:value-type="string" calcext:value-type="string">
            <text:p>no children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office:value-type="float" office:value="987363900" calcext:value-type="float">
            <text:p>987363900</text:p>
          </table:table-cell>
          <table:table-cell office:value-type="string" calcext:value-type="string">
            <text:p>skipped (title = ..)</text:p>
          </table:table-cell>
          <table:table-cell office:value-type="float" office:value="987248806" calcext:value-type="float">
            <text:p>987248806</text:p>
          </table:table-cell>
          <table:table-cell office:value-type="string" calcext:value-type="string">
            <text:p>doesn’t work on network54 either, skip?</text:p>
          </table:table-cell>
          <table:table-cell table:number-columns-repeated="9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missing.A1:missing.AMJ1048576">
          <table:sort>
            <table:sort-by table:field-number="0" table:data-type="automatic"/>
          </table:sort>
        </table:database-range>
        <table:database-range table:name="__Anonymous_Sheet_DB__1" table:target-range-address="analysis.A1:analysi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9T11:20:37.675732318</dc:date>
    <meta:editing-duration>PT15M41S</meta:editing-duration>
    <meta:editing-cycles>4</meta:editing-cycles>
    <meta:generator>LibreOffice/5.1.6.2$Linux_X86_64 LibreOffice_project/10m0$Build-2</meta:generator>
    <meta:document-statistic meta:table-count="2" meta:cell-count="1052" meta:object-count="0"/>
  </office:meta>
</office:document-meta>
</file>